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3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3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3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list-style-name="LFO4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4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4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5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5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5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list-style-name="LFO6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6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6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list-style-name="LFO7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7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list-style-name="LFO7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list-style-name="LFO8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8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8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list-style-name="LFO9" style:family="paragraph"/>
    <style:style style:name="P64" style:parent-style-name="Normal" style:list-style-name="LFO9" style:family="paragraph"/>
    <style:style style:name="P65" style:parent-style-name="Normal" style:list-style-name="LFO9" style:family="paragraph"/>
    <style:style style:name="P66" style:parent-style-name="Normal" style:list-style-name="LFO9" style:family="paragraph"/>
    <style:style style:name="P67" style:parent-style-name="Normal" style:list-style-name="LFO9" style:family="paragraph"/>
    <style:style style:name="P68" style:parent-style-name="Normal" style:list-style-name="LFO9" style:family="paragraph"/>
    <style:style style:name="P69" style:parent-style-name="Normal" style:list-style-name="LFO9" style:family="paragraph"/>
    <style:style style:name="P70" style:parent-style-name="Normal" style:list-style-name="LFO9" style:family="paragraph"/>
    <style:style style:name="P71" style:parent-style-name="Normal" style:list-style-name="LFO9" style:family="paragraph"/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list-style-name="LFO10" style:family="paragraph"/>
    <style:style style:name="P74" style:parent-style-name="Normal" style:list-style-name="LFO10" style:family="paragraph"/>
    <style:style style:name="P75" style:parent-style-name="Normal" style:list-style-name="LFO10" style:family="paragraph"/>
    <style:style style:name="P76" style:parent-style-name="Normal" style:list-style-name="LFO10" style:family="paragraph"/>
    <style:style style:name="P77" style:parent-style-name="Normal" style:list-style-name="LFO10" style:family="paragraph"/>
  </office:automatic-styles>
  <office:body>
    <office:text text:use-soft-page-breaks="true">
      <text:p text:style-name="P1">You can squeeze a lot more value out of this pipeline. Here are high-impact interfaces to add to your React app, grouped by user goal.</text:p>
      <text:p text:style-name="P2">Exploration &amp; insight</text:p>
      <text:list text:style-name="LFO1" text:continue-numbering="true">
        <text:list-item>
          <text:p text:style-name="P3"><text:span text:style-name="T4">Cohort builder:</text:span><text:s/>Filter people by era, profession, gender, country, language, data source quality. Save cohorts.</text:p>
        </text:list-item>
        <text:list-item>
          <text:p text:style-name="P5"><text:span text:style-name="T6">Dominant vectors dashboard:</text:span><text:s/>Distribution bars, top co-occurrences, trend over time.</text:p>
        </text:list-item>
        <text:list-item>
          <text:p text:style-name="P7"><text:span text:style-name="T8">Correlation workbench:</text:span><text:s/>Heatmap of Burlan vectors × astro features with p-values, multiple testing control toggle, effect size chips.</text:p>
        </text:list-item>
        <text:list-item>
          <text:p text:style-name="P9"><text:span text:style-name="T10">Embedding map:</text:span><text:s/>2D UMAP of biography embeddings; color by dominant vector, shape by profession. Click to inspect points.</text:p>
        </text:list-item>
        <text:list-item>
          <text:p text:style-name="P11"><text:span text:style-name="T12">Nearest neighbors:</text:span><text:s/>For any person or centroid, show top-k semantically similar bios with quick diff of vectors.</text:p>
        </text:list-item>
      </text:list>
      <text:p text:style-name="P13">Person detail</text:p>
      <text:list text:style-name="LFO2" text:continue-numbering="true">
        <text:list-item>
          <text:p text:style-name="P14"><text:span text:style-name="T15">Profile page:</text:span><text:s/>Bio excerpt, Burlan radar, astro summary (planets, houses, aspects), confidence score, run metadata (model, prompt hash).</text:p>
        </text:list-item>
        <text:list-item>
          <text:p text:style-name="P16"><text:span text:style-name="T17">Provenance timeline:</text:span><text:s/>XML ingest → QID resolve → wiki fetch → embedding → vectors → astro encode → correlations touched.</text:p>
        </text:list-item>
        <text:list-item>
          <text:p text:style-name="P18"><text:span text:style-name="T19">Counterfactuals:</text:span><text:s/>Re-score with alternative model or temperature; compare outputs side-by-side.</text:p>
        </text:list-item>
      </text:list>
      <text:p text:style-name="P20">Quality &amp; audit</text:p>
      <text:list text:style-name="LFO3" text:continue-numbering="true">
        <text:list-item>
          <text:p text:style-name="P21"><text:span text:style-name="T22">Data quality panel:</text:span><text:s/>Missing birth time, uncertain timezone, short bio length, high paraphrase rate, low embedding coherence flags.</text:p>
        </text:list-item>
        <text:list-item>
          <text:p text:style-name="P23"><text:span text:style-name="T24">Consistency checks:</text:span><text:s/>Does this person’s embedding neighborhood share similar vectors; flag outliers.</text:p>
        </text:list-item>
        <text:list-item>
          <text:p text:style-name="P25"><text:span text:style-name="T26">Retry queue:</text:span><text:s/>Re-run failed stages; see error logs.</text:p>
        </text:list-item>
      </text:list>
      <text:p text:style-name="P27">Processing control</text:p>
      <text:list text:style-name="LFO4" text:continue-numbering="true">
        <text:list-item>
          <text:p text:style-name="P28"><text:span text:style-name="T29">Job center:</text:span><text:s/>Launch batch jobs (embed all, vectors all, astro all, correlations). Show progress, throughput, ETA, errors.</text:p>
        </text:list-item>
        <text:list-item>
          <text:p text:style-name="P30"><text:span text:style-name="T31">Scheduling:</text:span><text:s/>Nightly refresh of correlations, weekly enrichment crawl.</text:p>
        </text:list-item>
        <text:list-item>
          <text:p text:style-name="P32"><text:span text:style-name="T33">Model switcher:</text:span><text:s/>Choose LLM model, temperature, embeddings model, context size. Persist run configs.</text:p>
        </text:list-item>
      </text:list>
      <text:p text:style-name="P34">Comparisons &amp; research</text:p>
      <text:list text:style-name="LFO5" text:continue-numbering="true">
        <text:list-item>
          <text:p text:style-name="P35"><text:span text:style-name="T36">Hypothesis tester:</text:span><text:s/>Pick an astro feature set and a vector; run correlation, MI, or simple classifier; return metrics with CI.</text:p>
        </text:list-item>
        <text:list-item>
          <text:p text:style-name="P37"><text:span text:style-name="T38">A/B models:</text:span><text:s/>Compare Burlan vs Big Five on the same cohort; show delta heatmap and agreement matrix.</text:p>
        </text:list-item>
        <text:list-item>
          <text:p text:style-name="P39"><text:span text:style-name="T40">Centroid browser:</text:span><text:s/>Compute prototype embeddings for each dominant vector; show nearest and farthest individuals.</text:p>
        </text:list-item>
      </text:list>
      <text:p text:style-name="P41">Reporting &amp; export</text:p>
      <text:list text:style-name="LFO6" text:continue-numbering="true">
        <text:list-item>
          <text:p text:style-name="P42"><text:span text:style-name="T43">One-click report:</text:span><text:s/>Generate a PDF with cohort description, key charts, and correlation tables. Include reproducibility appendix.</text:p>
        </text:list-item>
        <text:list-item>
          <text:p text:style-name="P44"><text:span text:style-name="T45">CSV/Parquet export:</text:span><text:s/>People list with vectors, astro features, and any selected metrics.</text:p>
        </text:list-item>
        <text:list-item>
          <text:p text:style-name="P46"><text:span text:style-name="T47">Snapshot manager:</text:span><text:s/>Tag a dataset + model config as a snapshot to make results citable.</text:p>
        </text:list-item>
      </text:list>
      <text:p text:style-name="P48">Admin &amp; ops</text:p>
      <text:list text:style-name="LFO7" text:continue-numbering="true">
        <text:list-item>
          <text:p text:style-name="P49"><text:span text:style-name="T50">Source manager:</text:span><text:s/>Upload AstroDatabank XML, list uploaded files, parse status, link counts to person_raw.</text:p>
        </text:list-item>
        <text:list-item>
          <text:p text:style-name="P51"><text:span text:style-name="T52">Secrets &amp; endpoints:</text:span><text:s/>Toggle between Ollama local and remote; set MinIO bucket; rotate API keys.</text:p>
        </text:list-item>
        <text:list-item>
          <text:p text:style-name="P53"><text:span text:style-name="T54">Usage metrics:</text:span><text:s/>Requests per minute, average LLM latency, cache hit rate, model load times.</text:p>
        </text:list-item>
      </text:list>
      <text:p text:style-name="P55">Nice to have visualizations</text:p>
      <text:list text:style-name="LFO8" text:continue-numbering="true">
        <text:list-item>
          <text:p text:style-name="P56"><text:span text:style-name="T57">Chord diagram:</text:span><text:s/>Vector co-occurrence across the cohort.</text:p>
        </text:list-item>
        <text:list-item>
          <text:p text:style-name="P58"><text:span text:style-name="T59">Radar grid:</text:span><text:s/>Small multiples of Burlan radars for top N people per sign or house.</text:p>
        </text:list-item>
        <text:list-item>
          <text:p text:style-name="P60"><text:span text:style-name="T61">Aspect influence bars:</text:span><text:s/>Effect sizes per aspect type on each vector.</text:p>
        </text:list-item>
      </text:list>
      <text:p text:style-name="P62">Minimal API you will need</text:p>
      <text:list text:style-name="LFO9" text:continue-numbering="true">
        <text:list-item>
          <text:p text:style-name="P63">GET /people?filters=...&amp;limit=...</text:p>
        </text:list-item>
        <text:list-item>
          <text:p text:style-name="P64">GET /people/:id with bio, vectors, astro, provenance</text:p>
        </text:list-item>
        <text:list-item>
          <text:p text:style-name="P65">GET /people/:id/similar?top_k=...</text:p>
        </text:list-item>
        <text:list-item>
          <text:p text:style-name="P66">POST /jobs/{embed_all|score_vectors_all|astro_all|recompute_correlations}</text:p>
        </text:list-item>
        <text:list-item>
          <text:p text:style-name="P67">GET /jobs/:id</text:p>
        </text:list-item>
        <text:list-item>
          <text:p text:style-name="P68">GET /analysis/correlations?cohort_id=...</text:p>
        </text:list-item>
        <text:list-item>
          <text:p text:style-name="P69">GET /analysis/umap.png?cohort_id=...</text:p>
        </text:list-item>
        <text:list-item>
          <text:p text:style-name="P70">POST /snapshots and GET /snapshots/:id</text:p>
        </text:list-item>
        <text:list-item>
          <text:p text:style-name="P71">GET /export/csv?cohort_id=...</text:p>
        </text:list-item>
      </text:list>
      <text:p text:style-name="P72">Suggested rollout order</text:p>
      <text:list text:style-name="LFO10" text:continue-numbering="true">
        <text:list-item>
          <text:p text:style-name="P73">Job center + cohort builder</text:p>
        </text:list-item>
        <text:list-item>
          <text:p text:style-name="P74">Person detail + dominant vectors dashboard</text:p>
        </text:list-item>
        <text:list-item>
          <text:p text:style-name="P75">Correlation workbench + export</text:p>
        </text:list-item>
        <text:list-item>
          <text:p text:style-name="P76">Embedding map + neighbors</text:p>
        </text:list-item>
        <text:list-item>
          <text:p text:style-name="P77">Reporting + snapshots</text:p>
        </text:list-item>
      </text:list>
      <text:p text:style-name="Normal">If you want, I can draft the exact React components and the fetch calls for the first three pages so you can paste them in and get moving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or Jørund Nydal</meta:initial-creator>
    <dc:creator>Thor Jørund Nydal</dc:creator>
    <meta:creation-date>2025-10-29T13:59:00Z</meta:creation-date>
    <dc:date>2025-10-29T14:00:00Z</dc:date>
    <meta:template xlink:href="Normal" xlink:type="simple"/>
    <meta:editing-cycles>1</meta:editing-cycles>
    <meta:editing-duration>PT60S</meta:editing-duration>
    <meta:document-statistic meta:page-count="3" meta:paragraph-count="7" meta:word-count="537" meta:character-count="3597" meta:row-count="25" meta:non-whitespace-character-count="3067"/>
  </office:meta>
</office:document-meta>
</file>